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029cm" fo:margin-left="0.062cm" table:align="left" style:may-break-between-rows="true" style:writing-mode="lr-tb"/>
    </style:style>
    <style:style style:name="Table1.A" style:family="table-column">
      <style:table-column-properties style:column-width="1.58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L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8pt" officeooo:paragraph-rsid="0013cfa7" style:font-size-asian="8pt" style:font-size-complex="8pt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2pt" fo:font-style="normal" fo:font-weight="normal" officeooo:paragraph-rsid="0013cfa7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10pt" fo:font-style="normal" fo:font-weight="normal" officeooo:paragraph-rsid="0013cfa7" style:font-name-asian="Times New Roman" style:font-size-asian="10pt" style:font-style-asian="normal" style:font-weight-asian="normal" style:font-name-complex="Times New Roman" style:font-size-complex="10pt" style:font-style-complex="normal" style:font-weight-complex="normal" text:display="true" style:text-overline-style="none" style:text-overline-color="font-color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2pt" fo:font-style="normal" fo:font-weight="normal" officeooo:paragraph-rsid="0022a4f9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10pt" fo:font-style="normal" fo:font-weight="normal" officeooo:paragraph-rsid="0022a4f9" style:font-name-asian="Times New Roman" style:font-size-asian="10pt" style:font-style-asian="normal" style:font-weight-asian="normal" style:font-name-complex="Times New Roman" style:font-size-complex="10pt" style:font-style-complex="normal" style:font-weight-complex="normal" text:display="true" style:text-overline-style="none" style:text-overline-color="font-color"/>
    </style:style>
    <style:style style:name="P8" style:family="paragraph" style:parent-style-name="Frame_20_contents">
      <style:paragraph-properties fo:text-align="center" style:justify-single-word="false"/>
    </style:style>
    <style:style style:name="fr1" style:family="graphic" style:parent-style-name="Frame">
      <style:graphic-properties style:run-through="foreground" style:protect="content" style:wrap="none" style:vertical-pos="from-top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 table:number-columns-repeated="12"/>
        <table:table-header-rows>
          <table:table-row table:style-name="Table1.1">
            <table:table-cell table:style-name="Table1.A1" table:number-columns-spanned="12" office:value-type="string">
              <text:p text:style-name="P4"><text:placeholder text:placeholder-type="text">&lt;for each="label_group in labels(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5"><draw:frame draw:style-name="fr1" draw:name="image: asimage(label_group[0]['qrcode'],None,0.5,0.5,'cm')" text:anchor-type="as-char" svg:y="0cm" svg:width="0.199cm" svg:height="0.199cm" draw:z-index="0"><draw:text-box><text:p text:style-name="P3"/></draw:text-box></draw:frame></text:p>
            <text:p text:style-name="P4"><text:placeholder text:placeholder-type="text">&lt;label_group[0]['default_code']&gt;</text:placeholder></text:p>
          </table:table-cell>
          <table:table-cell table:style-name="Table1.A2" office:value-type="string">
            <text:p text:style-name="P5"><draw:frame draw:style-name="fr1" draw:name="image: asimage(label_group[1]['qrcode'],None,0.5,0.5,'cm')" text:anchor-type="as-char" svg:y="0cm" svg:width="0.199cm" svg:height="0.199cm" draw:z-index="1"><draw:text-box><text:p text:style-name="P3"/></draw:text-box></draw:frame></text:p>
            <text:p text:style-name="P4"><text:placeholder text:placeholder-type="text">&lt;label_group[1]['default_code']&gt;</text:placeholder></text:p>
          </table:table-cell>
          <table:table-cell table:style-name="Table1.A2" office:value-type="string">
            <text:p text:style-name="P7"><draw:frame draw:style-name="fr1" draw:name="image: asimage(label_group[2]['qrcode'],None,0.5,0.5,'cm')" text:anchor-type="as-char" svg:y="0cm" svg:width="0.199cm" svg:height="0.199cm" draw:z-index="2"><draw:text-box><text:p text:style-name="P3"/></draw:text-box></draw:frame></text:p>
            <text:p text:style-name="P6"><text:placeholder text:placeholder-type="text">&lt;label_group[2]['default_code']&gt;</text:placeholder></text:p>
          </table:table-cell>
          <table:table-cell table:style-name="Table1.A2" office:value-type="string">
            <text:p text:style-name="P7"><draw:frame draw:style-name="fr1" draw:name="image: asimage(label_group[3]['qrcode'],None,0.5,0.5,'cm')" text:anchor-type="as-char" svg:y="0cm" svg:width="0.199cm" svg:height="0.199cm" draw:z-index="3"><draw:text-box><text:p text:style-name="P3"/></draw:text-box></draw:frame></text:p>
            <text:p text:style-name="P6"><text:placeholder text:placeholder-type="text">&lt;label_group[3]['default_code']&gt;</text:placeholder></text:p>
          </table:table-cell>
          <table:table-cell table:style-name="Table1.A2" office:value-type="string">
            <text:p text:style-name="P7"><draw:frame draw:style-name="fr1" draw:name="image: asimage(label_group[4]['qrcode'],None,0.5,0.5,'cm')" text:anchor-type="as-char" svg:y="0cm" svg:width="0.199cm" svg:height="0.199cm" draw:z-index="4"><draw:text-box><text:p text:style-name="P3"/></draw:text-box></draw:frame></text:p>
            <text:p text:style-name="P6"><text:placeholder text:placeholder-type="text">&lt;label_group[4]['default_code']&gt;</text:placeholder></text:p>
          </table:table-cell>
          <table:table-cell table:style-name="Table1.A2" office:value-type="string">
            <text:p text:style-name="P7"><draw:frame draw:style-name="fr1" draw:name="image: asimage(label_group[5]['qrcode'],None,0.5,0.5,'cm')" text:anchor-type="as-char" svg:y="0cm" svg:width="0.199cm" svg:height="0.199cm" draw:z-index="5"><draw:text-box><text:p text:style-name="P3"/></draw:text-box></draw:frame></text:p>
            <text:p text:style-name="P6"><text:placeholder text:placeholder-type="text">&lt;label_group[5]['default_code']&gt;</text:placeholder></text:p>
          </table:table-cell>
          <table:table-cell table:style-name="Table1.A2" office:value-type="string">
            <text:p text:style-name="P7"><draw:frame draw:style-name="fr1" draw:name="image: asimage(label_group[6]['qrcode'],None,0.5,0.5,'cm')" text:anchor-type="as-char" svg:y="0cm" svg:width="0.199cm" svg:height="0.199cm" draw:z-index="6"><draw:text-box><text:p text:style-name="P3"/></draw:text-box></draw:frame></text:p>
            <text:p text:style-name="P6"><text:placeholder text:placeholder-type="text">&lt;label_group[6]['default_code']&gt;</text:placeholder></text:p>
          </table:table-cell>
          <table:table-cell table:style-name="Table1.A2" office:value-type="string">
            <text:p text:style-name="P7"><draw:frame draw:style-name="fr1" draw:name="image: asimage(label_group[7]['qrcode'],None,0.5,0.5,'cm')" text:anchor-type="as-char" svg:y="0cm" svg:width="0.199cm" svg:height="0.199cm" draw:z-index="7"><draw:text-box><text:p text:style-name="P3"/></draw:text-box></draw:frame></text:p>
            <text:p text:style-name="P6"><text:placeholder text:placeholder-type="text">&lt;label_group[7]['default_code']&gt;</text:placeholder></text:p>
          </table:table-cell>
          <table:table-cell table:style-name="Table1.A2" office:value-type="string">
            <text:p text:style-name="P7"><draw:frame draw:style-name="fr1" draw:name="image: asimage(label_group[8]['qrcode'],None,0.5,0.5,'cm')" text:anchor-type="as-char" svg:y="0cm" svg:width="0.199cm" svg:height="0.199cm" draw:z-index="8"><draw:text-box><text:p text:style-name="P3"/></draw:text-box></draw:frame></text:p>
            <text:p text:style-name="P6"><text:placeholder text:placeholder-type="text">&lt;label_group[8]['default_code']&gt;</text:placeholder></text:p>
          </table:table-cell>
          <table:table-cell table:style-name="Table1.A2" office:value-type="string">
            <text:p text:style-name="P7"><draw:frame draw:style-name="fr1" draw:name="image: asimage(label_group[9]['qrcode'],None,0.5,0.5,'cm')" text:anchor-type="as-char" svg:y="0cm" svg:width="0.199cm" svg:height="0.199cm" draw:z-index="9"><draw:text-box><text:p text:style-name="P3"/></draw:text-box></draw:frame></text:p>
            <text:p text:style-name="P6"><text:placeholder text:placeholder-type="text">&lt;label_group[9]['default_code']&gt;</text:placeholder></text:p>
          </table:table-cell>
          <table:table-cell table:style-name="Table1.A2" office:value-type="string">
            <text:p text:style-name="P7"><draw:frame draw:style-name="fr1" draw:name="image: asimage(label_group[10]['qrcode'],None,0.5,0.5,'cm')" text:anchor-type="as-char" svg:y="0cm" svg:width="0.199cm" svg:height="0.199cm" draw:z-index="10"><draw:text-box><text:p text:style-name="P3"/></draw:text-box></draw:frame></text:p>
            <text:p text:style-name="P6"><text:placeholder text:placeholder-type="text">&lt;label_group[10]['default_code']&gt;</text:placeholder></text:p>
          </table:table-cell>
          <table:table-cell table:style-name="Table1.L2" office:value-type="string">
            <text:p text:style-name="P7"><draw:frame draw:style-name="fr1" draw:name="image: asimage(label_group[11]['qrcode'],None,0.5,0.5,'cm')" text:anchor-type="as-char" svg:y="0cm" svg:width="0.199cm" svg:height="0.199cm" draw:z-index="11"><draw:text-box><text:p text:style-name="P3"/></draw:text-box></draw:frame></text:p>
            <text:p text:style-name="P6"><text:placeholder text:placeholder-type="text">&lt;label_group[11]['default_code']&gt;</text:placeholder></text:p>
          </table:table-cell>
        </table:table-row>
        <table:table-row table:style-name="Table1.1">
          <table:table-cell table:style-name="Table1.L2" table:number-columns-spanned="12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01cm" fo:margin-bottom="0.101cm" fo:margin-left="0.203cm" fo:margin-right="0.099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08:20:25.782487703</meta:creation-date>
    <dc:date>2016-10-19T22:43:30.890481738</dc:date>
    <meta:editing-duration>PT56M25S</meta:editing-duration>
    <meta:editing-cycles>13</meta:editing-cycles>
    <meta:generator>LibreOffice/5.1.4.2$Linux_X86_64 LibreOffice_project/10m0$Build-2</meta:generator>
    <meta:document-statistic meta:table-count="1" meta:image-count="0" meta:object-count="0" meta:page-count="1" meta:paragraph-count="26" meta:word-count="17" meta:character-count="426" meta:non-whitespace-character-count="423"/>
  </office:meta>
</office:document-meta>
</file>